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9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2.6016in"/>
    </style:style>
    <style:style style:name="co5" style:family="table-column">
      <style:table-column-properties fo:break-before="auto" style:column-width="1.05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5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3543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6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ername: Enter 2 characters only</text:p>
          </table:table-cell>
          <table:table-cell table:style-name="ce2" office:value-type="string" calcext:value-type="string">
            <text:p>su</text:p>
          </table:table-cell>
          <table:table-cell table:style-name="ce2" office:value-type="string" calcext:value-type="string">
            <text:p>UserName should have </text:p>
            <text:p><text:span text:style-name="T1">minimum 3, maximum 35</text:span></text:p>
            <text:p><text:span text:style-name="T1"> Characters (does not accept)</text:span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 Username:Enter username with special</text:p>
            <text:p>Symbols</text:p>
          </table:table-cell>
          <table:table-cell table:style-name="ce2" office:value-type="string" calcext:value-type="string">
            <text:p><text:a xlink:href="mailto:Sudeep_@123" xlink:type="simple">Sudeep_@123</text:a></text:p>
          </table:table-cell>
          <table:table-cell table:style-name="ce2" office:value-type="string" calcext:value-type="string">
            <text:p><text:span text:style-name="T2">UserName accepts only alphabets and </text:span></text:p>
            <text:p><text:span text:style-name="T2">Numbers </text:span>(does not accept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sername: Enter a <text:s/>username</text:p>
          </table:table-cell>
          <table:table-cell table:style-name="ce2" office:value-type="string" calcext:value-type="string">
            <text:p>Sudeep</text:p>
          </table:table-cell>
          <table:table-cell table:style-name="ce2" office:value-type="string" calcext:value-type="string">
            <text:p>Username should be Unique</text:p>
            <text:p>(does not accepts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sername: Enter username with greater </text:p>
            <text:p>Than 35 characters</text:p>
          </table:table-cell>
          <table:table-cell office:value-type="string" calcext:value-type="string">
            <text:p>yashsudeepdarshan</text:p>
            <text:p>Asdfghgdsxcvbbvvbx</text:p>
            <text:p>1234567890</text:p>
          </table:table-cell>
          <table:table-cell table:style-name="ce2" office:value-type="string" calcext:value-type="string">
            <text:p>UserName should have </text:p>
            <text:p><text:span text:style-name="T1">minimum 3, maximum 35</text:span></text:p>
            <text:p><text:span text:style-name="T1"> Characters (does not accept)</text:span></text:p>
          </table:table-cell>
          <table:table-cell table:style-name="ce2"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assword:Enter a password less than </text:p>
            <text:p>8 characters</text:p>
          </table:table-cell>
          <table:table-cell table:style-name="ce2" office:value-type="string" calcext:value-type="string">
            <text:p>India1</text:p>
          </table:table-cell>
          <table:table-cell table:style-name="ce2" office:value-type="string" calcext:value-type="string">
            <text:p>Password: must be minimum 8 and </text:p>
            <text:p>Maximum 15character(does not accept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assword:Enter a password greater than </text:p>
            <text:p>15 characters</text:p>
          </table:table-cell>
          <table:table-cell table:style-name="ce2" office:value-type="string" calcext:value-type="string">
            <text:p>IndiaAugust081947</text:p>
          </table:table-cell>
          <table:table-cell table:style-name="ce2" office:value-type="string" calcext:value-type="string">
            <text:p>Password: must be minimum 8 and </text:p>
            <text:p>Maximum 15character(does not accept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Password:Enter a Password which should</text:p>
            <text:p>Not contain any capital letter</text:p>
          </table:table-cell>
          <table:table-cell table:style-name="ce2" office:value-type="string" calcext:value-type="string">
            <text:p>india1857</text:p>
          </table:table-cell>
          <table:table-cell table:style-name="ce2" office:value-type="string" calcext:value-type="string">
            <text:p>Password should contain atleast on </text:p>
            <text:p>capital alphabet(does not accept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assword:Enter a Password which should</text:p>
            <text:p>Not contain any  lower case </text:p>
          </table:table-cell>
          <table:table-cell table:style-name="ce2" office:value-type="string" calcext:value-type="string">
            <text:p>INDIA1857</text:p>
          </table:table-cell>
          <table:table-cell table:style-name="ce2" office:value-type="string" calcext:value-type="string">
            <text:p>Password should contain atleast on </text:p>
            <text:p>Small alphabet(does not accept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assword:Enter a Password which should</text:p>
            <text:p>Not contain any number</text:p>
          </table:table-cell>
          <table:table-cell table:style-name="ce2" office:value-type="string" calcext:value-type="string">
            <text:p>IndiaAugust</text:p>
          </table:table-cell>
          <table:table-cell table:style-name="ce2" office:value-type="string" calcext:value-type="string">
            <text:p>Password should contain atleast one </text:p>
            <text:p>Numb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onfirm Password: do not enter same </text:p>
            <text:p>Password as given above</text:p>
          </table:table-cell>
          <table:table-cell table:style-name="ce2" office:value-type="string" calcext:value-type="string">
            <text:p>India1947</text:p>
          </table:table-cell>
          <table:table-cell table:style-name="ce4" office:value-type="string" calcext:value-type="string">
            <text:p>Confirm password: Entered password should Match with given password</text:p>
            <text:p>Ex: India1857</text:p>
            <text:p/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Email Id: enter a invalid email id</text:p>
          </table:table-cell>
          <table:table-cell table:style-name="ce2" office:value-type="string" calcext:value-type="string">
            <text:p>Vishnu@@123</text:p>
          </table:table-cell>
          <table:table-cell table:style-name="ce2" office:value-type="string" calcext:value-type="string">
            <text:p>Valid email id should ent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1:23:46.341000000</meta:creation-date>
    <dc:date>2021-10-27T11:46:45.459000000</dc:date>
    <meta:editing-duration>PT11M8S</meta:editing-duration>
    <meta:editing-cycles>2</meta:editing-cycles>
    <meta:generator>LibreOffice/7.1.6.2$Windows_X86_64 LibreOffice_project/0e133318fcee89abacd6a7d077e292f1145735c3</meta:generator>
    <meta:document-statistic meta:table-count="1" meta:cell-count="73" meta:object-count="0"/>
  </office:meta>
</office:document-meta>
</file>